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formula="of:=SUM([.B2:.F2])" office:value-type="float" office:value="1" calcext:value-type="float">
            <text:p>1</text:p>
          </table:table-cell>
          <table:table-cell table:formula="of:=1-SUM([.B2:.E2])" office:value-type="float" office:value="0.000200000000000089" calcext:value-type="float">
            <text:p>0.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0376" calcext:value-type="float">
            <text:p>0.03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076" calcext:value-type="float">
            <text:p>0.0076</text:p>
          </table:table-cell>
          <table:table-cell table:formula="of:=SUM([.B4:.F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0859" calcext:value-type="float">
            <text:p>0.0859</text:p>
          </table:table-cell>
          <table:table-cell table:formula="of:=SUM([.B5:.F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formula="of:=SUM([.B11:.F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0257" calcext:value-type="float">
            <text:p>0.0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F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0091" calcext:value-type="float">
            <text:p>0.0091</text:p>
          </table:table-cell>
          <table:table-cell office:value-type="float" office:value="0" calcext:value-type="float">
            <text:p>0</text:p>
          </table:table-cell>
          <table:table-cell table:formula="of:=SUM([.B13:.F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:.F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:.F15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formula="of:=SUM([.B22:.F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0389" calcext:value-type="float">
            <text:p>0.03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F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3" calcext:value-type="float">
            <text:p>0.0033</text:p>
          </table:table-cell>
          <table:table-cell table:formula="of:=SUM([.B24:.F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0963" calcext:value-type="float">
            <text:p>0.0963</text:p>
          </table:table-cell>
          <table:table-cell table:formula="of:=SUM([.B25:.F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F26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formula="of:=SUM([.B32:.F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386" calcext:value-type="float">
            <text:p>0.0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F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061" calcext:value-type="float">
            <text:p>0.0061</text:p>
          </table:table-cell>
          <table:table-cell table:formula="of:=SUM([.B34:.F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917" calcext:value-type="float">
            <text:p>0.0917</text:p>
          </table:table-cell>
          <table:table-cell table:formula="of:=SUM([.B35:.F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6:.F36])"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formula="of:=SUM([.B44:.F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:.F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071" calcext:value-type="float">
            <text:p>0.0071</text:p>
          </table:table-cell>
          <table:table-cell table:formula="of:=SUM([.B46:.F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0883" calcext:value-type="float">
            <text:p>0.0883</text:p>
          </table:table-cell>
          <table:table-cell table:formula="of:=SUM([.B47:.F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8:.F48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20:42:37.661838756</meta:creation-date>
    <dc:date>2015-09-02T21:11:49.894164087</dc:date>
    <meta:editing-duration>PT28M32S</meta:editing-duration>
    <meta:editing-cycles>9</meta:editing-cycles>
    <meta:generator>LibreOffice/4.2.7.2$Linux_X86_64 LibreOffice_project/420m0$Build-2</meta:generator>
    <meta:document-statistic meta:table-count="1" meta:cell-count="205" meta:object-count="0"/>
  </office:meta>
</office:document-meta>
</file>